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0.6509">
            <text:p>90.650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96.5396">
            <text:p>96.539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4636">
            <text:p>95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1">
            <text:p>96.1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4078">
            <text:p>95.4078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97.2012">
            <text:p>97.201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6.6252">
            <text:p>96.625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37">
            <text:p>96.1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1165">
            <text:p>96.116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439">
            <text:p>96.44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25">
            <text:p>96.22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9316">
            <text:p>95.9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5359">
            <text:p>95.53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.3875">
            <text:p>95.3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917">
            <text:p>98.1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0568">
            <text:p>95.056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5.6393">
            <text:p>95.63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1875">
            <text:p>96.1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8611">
            <text:p>95.861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6.0363">
            <text:p>96.036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2.7546">
            <text:p>92.7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25">
            <text:p>97.3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5056">
            <text:p>96.505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615">
            <text:p>96.26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7375">
            <text:p>95.737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0593">
            <text:p>96.059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6.0922">
            <text:p>96.092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063">
            <text:p>96.06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.92">
            <text:p>93.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517">
            <text:p>96.7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4.15">
            <text:p>94.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7785">
            <text:p>95.778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5.4164">
            <text:p>95.416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5.1637">
            <text:p>95.163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6558">
            <text:p>95.655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97.2489">
            <text:p>97.248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1584">
            <text:p>97.158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1047">
            <text:p>95.104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177">
            <text:p>96.117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4.1409">
            <text:p>94.1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9106">
            <text:p>95.910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5.6813">
            <text:p>95.681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5.4139">
            <text:p>95.413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5.6964">
            <text:p>95.696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5.6577">
            <text:p>95.6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3006">
            <text:p>95.300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5.7771">
            <text:p>95.777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5.8946">
            <text:p>95.894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5.922">
            <text:p>95.92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6.8616">
            <text:p>96.8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4833">
            <text:p>96.483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5.9459">
            <text:p>95.945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6.113">
            <text:p>96.11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7.4389">
            <text:p>97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7933">
            <text:p>95.79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6.0634">
            <text:p>96.063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3.8391">
            <text:p>93.8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3045">
            <text:p>95.304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582">
            <text:p>95.658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132">
            <text:p>95.413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95.5067">
            <text:p>95.5067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5.3653">
            <text:p>95.365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4.2598">
            <text:p>94.259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8.3385">
            <text:p>98.3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2934">
            <text:p>96.293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3563">
            <text:p>95.356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6.3444">
            <text:p>96.344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5.5401">
            <text:p>95.540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7.2909">
            <text:p>97.290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7099">
            <text:p>95.709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6.4836">
            <text:p>96.483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7867">
            <text:p>96.78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.7975">
            <text:p>95.797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59">
            <text:p>96.5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695">
            <text:p>96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9934">
            <text:p>95.993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5.167">
            <text:p>95.16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.3852">
            <text:p>95.385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4.6375">
            <text:p>94.637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9878">
            <text:p>95.987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96.2084">
            <text:p>96.208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5.3867">
            <text:p>95.3867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6.4808">
            <text:p>96.4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7524">
            <text:p>95.752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.1192">
            <text:p>94.11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115">
            <text:p>97.21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2087">
            <text:p>95.208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.0128">
            <text:p>96.0128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97.4314">
            <text:p>97.43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4.7436">
            <text:p>94.743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449">
            <text:p>96.744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4968">
            <text:p>97.496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511">
            <text:p>95.951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7.0233">
            <text:p>97.02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0897">
            <text:p>96.089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95.4348">
            <text:p>95.434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98.7862">
            <text:p>98.7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122">
            <text:p>95.212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4.5189">
            <text:p>94.518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.4145">
            <text:p>95.414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4702">
            <text:p>95.470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95.9581">
            <text:p>95.9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161">
            <text:p>97.316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752">
            <text:p>96.275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5.7377">
            <text:p>95.737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5.7031">
            <text:p>95.703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95.8871">
            <text:p>95.8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814">
            <text:p>95.81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6.5348">
            <text:p>96.53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1204">
            <text:p>95.120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4636">
            <text:p>95.46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4.5864">
            <text:p>94.58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0195">
            <text:p>95.019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5.8981">
            <text:p>95.898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7706">
            <text:p>96.77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8179">
            <text:p>95.817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4.15">
            <text:p>94.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3067">
            <text:p>95.306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5.8566">
            <text:p>95.856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0969">
            <text:p>95.0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4.6081">
            <text:p>94.608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6.0354">
            <text:p>96.035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0409">
            <text:p>96.0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7476">
            <text:p>95.747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6.0273">
            <text:p>96.027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4.7667">
            <text:p>94.7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379">
            <text:p>96.737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5.8143">
            <text:p>95.8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0598">
            <text:p>96.0598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5.7274">
            <text:p>95.72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7688">
            <text:p>94.7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7064">
            <text:p>95.706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.7029">
            <text:p>94.702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921">
            <text:p>96.29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5.2419">
            <text:p>95.241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5.6174">
            <text:p>95.617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.9902">
            <text:p>95.990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6.5251">
            <text:p>96.525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6.3879">
            <text:p>96.387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6244">
            <text:p>95.62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3851">
            <text:p>95.385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.571">
            <text:p>96.5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2464">
            <text:p>96.246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173">
            <text:p>96.7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718">
            <text:p>96.87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369">
            <text:p>96.3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8206">
            <text:p>96.820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4.8825">
            <text:p>94.88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6.5371">
            <text:p>96.537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4.4822">
            <text:p>94.4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7104">
            <text:p>96.7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2333">
            <text:p>96.2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604">
            <text:p>96.460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9591">
            <text:p>95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763">
            <text:p>95.4763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6.6087">
            <text:p>96.608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5.1557">
            <text:p>95.155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6.107">
            <text:p>96.10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0469">
            <text:p>95.046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7.9824">
            <text:p>97.9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7229">
            <text:p>95.7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4854">
            <text:p>95.485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6.8821">
            <text:p>96.88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4.9018">
            <text:p>94.90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9419">
            <text:p>95.941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.2839">
            <text:p>95.283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1857">
            <text:p>96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3546">
            <text:p>95.354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5.8232">
            <text:p>95.823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6.1229">
            <text:p>96.122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5.3048">
            <text:p>95.30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4812">
            <text:p>96.481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6.4559">
            <text:p>96.45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3385">
            <text:p>95.3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044">
            <text:p>96.104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6.8694">
            <text:p>96.869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134">
            <text:p>95.13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5.0325">
            <text:p>95.032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5.5857">
            <text:p>95.585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5435">
            <text:p>96.54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8381">
            <text:p>95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8191">
            <text:p>95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.5762">
            <text:p>92.5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8744">
            <text:p>94.874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5.3308">
            <text:p>95.3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7679">
            <text:p>95.767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1489">
            <text:p>95.148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8812">
            <text:p>96.88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7575">
            <text:p>95.757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96.075">
            <text:p>96.0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6801">
            <text:p>95.680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.635">
            <text:p>96.6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392">
            <text:p>96.3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4.2939">
            <text:p>94.29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3389">
            <text:p>95.3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9869">
            <text:p>95.986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.2">
            <text:p>94.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5196">
            <text:p>95.519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7.04">
            <text:p>97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264">
            <text:p>97.026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6.3512">
            <text:p>96.351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.6078">
            <text:p>94.60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2581">
            <text:p>96.2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698">
            <text:p>96.069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924">
            <text:p>95.492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6.3282">
            <text:p>96.328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5622">
            <text:p>95.56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7554">
            <text:p>94.7554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7.2048">
            <text:p>97.2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5509">
            <text:p>95.550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3733">
            <text:p>95.373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6.7706">
            <text:p>96.7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857">
            <text:p>97.6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6038">
            <text:p>95.603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3818">
            <text:p>96.381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605">
            <text:p>96.360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1148">
            <text:p>96.1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6143">
            <text:p>95.6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7086">
            <text:p>95.708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6.212">
            <text:p>96.2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0469">
            <text:p>95.0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4197">
            <text:p>95.419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4.799">
            <text:p>94.79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5.9983">
            <text:p>95.99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4413">
            <text:p>95.44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7435">
            <text:p>96.743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1364">
            <text:p>96.136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7147">
            <text:p>95.71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1327">
            <text:p>95.13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436">
            <text:p>95.43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12">
            <text:p>96.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209">
            <text:p>96.20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5.0736">
            <text:p>95.073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7.0948">
            <text:p>97.094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9419">
            <text:p>96.941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0257">
            <text:p>96.02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5.7772">
            <text:p>95.777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.4869">
            <text:p>96.486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311">
            <text:p>95.3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847">
            <text:p>96.584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6.1315">
            <text:p>96.131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5.715">
            <text:p>95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4.7729">
            <text:p>94.772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9299">
            <text:p>95.929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7293">
            <text:p>95.729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4.6207">
            <text:p>94.6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4.5804">
            <text:p>94.580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4171">
            <text:p>95.41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6947">
            <text:p>96.694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97">
            <text:p>95.9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.2588">
            <text:p>96.2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406">
            <text:p>95.7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8196">
            <text:p>95.819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5857">
            <text:p>95.585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95.7034">
            <text:p>95.703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0473">
            <text:p>96.04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6.0348">
            <text:p>96.034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5.7086">
            <text:p>95.708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5.8491">
            <text:p>95.849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5.5861">
            <text:p>95.58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5993">
            <text:p>95.599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437">
            <text:p>96.143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2807">
            <text:p>95.2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873">
            <text:p>96.287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.6478">
            <text:p>95.6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4781">
            <text:p>95.478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163">
            <text:p>96.316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2524">
            <text:p>97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9862">
            <text:p>94.98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739">
            <text:p>95.73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6.9334">
            <text:p>96.93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544">
            <text:p>95.854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334">
            <text:p>95.33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6737">
            <text:p>98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5482">
            <text:p>96.548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1567">
            <text:p>96.1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263">
            <text:p>97.62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5247">
            <text:p>95.524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5.7901">
            <text:p>95.790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32">
            <text:p>96.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.5459">
            <text:p>95.545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2805">
            <text:p>95.280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5.3704">
            <text:p>95.3704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6.0368">
            <text:p>96.036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5.9597">
            <text:p>95.959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6.2469">
            <text:p>96.246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4369">
            <text:p>96.436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4537">
            <text:p>96.453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5.8465">
            <text:p>95.846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5.4669">
            <text:p>95.466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6.2792">
            <text:p>96.2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4.3089">
            <text:p>94.30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5261">
            <text:p>96.526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5.9366">
            <text:p>95.936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38">
            <text:p>97.8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5962">
            <text:p>95.596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6.043">
            <text:p>96.04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7.0971">
            <text:p>97.09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5589">
            <text:p>95.558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0045">
            <text:p>96.00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4952">
            <text:p>95.495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8.428">
            <text:p>98.4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9759">
            <text:p>96.975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5.9379">
            <text:p>95.937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7.1441">
            <text:p>97.14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3514">
            <text:p>95.351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5.3259">
            <text:p>95.325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5.7597">
            <text:p>95.75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4311">
            <text:p>96.43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6143">
            <text:p>95.6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695">
            <text:p>96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089">
            <text:p>96.108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5.5919">
            <text:p>95.591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6828">
            <text:p>95.682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5.8477">
            <text:p>95.847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4.1813">
            <text:p>94.1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6438">
            <text:p>96.6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3.9261">
            <text:p>93.9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6722">
            <text:p>98.6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5058">
            <text:p>95.505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9651">
            <text:p>94.96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0756">
            <text:p>96.075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6.5422">
            <text:p>96.542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.8714">
            <text:p>94.8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01">
            <text:p>96.10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527">
            <text:p>95.852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95.25">
            <text:p>95.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4.9">
            <text:p>94.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6647">
            <text:p>95.6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125">
            <text:p>96.6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336">
            <text:p>96.133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96.7941">
            <text:p>96.79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6753">
            <text:p>95.675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4517">
            <text:p>96.4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1676">
            <text:p>96.1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7841">
            <text:p>95.784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3065">
            <text:p>96.30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2469">
            <text:p>96.246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0312">
            <text:p>96.0312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054">
            <text:p>95.905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5533">
            <text:p>96.5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34">
            <text:p>95.5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.189">
            <text:p>96.18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6.2875">
            <text:p>96.2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5113">
            <text:p>95.51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353">
            <text:p>95.93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.2625">
            <text:p>96.2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3565">
            <text:p>95.356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95.7055">
            <text:p>95.705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7.2324">
            <text:p>97.23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1211">
            <text:p>96.121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5.9473">
            <text:p>95.947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6.9756">
            <text:p>96.975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3759">
            <text:p>94.3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062">
            <text:p>96.06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873">
            <text:p>96.58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649">
            <text:p>95.64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0649">
            <text:p>95.064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7778">
            <text:p>95.777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4.1583">
            <text:p>94.1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089">
            <text:p>96.708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6.5583">
            <text:p>96.558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751">
            <text:p>96.175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4.8781">
            <text:p>94.878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8934">
            <text:p>95.893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2692">
            <text:p>95.2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6717">
            <text:p>96.671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4.1444">
            <text:p>94.14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3809">
            <text:p>95.380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4.9269">
            <text:p>94.926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2164">
            <text:p>96.21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467">
            <text:p>95.946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96.2857">
            <text:p>96.2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4.1833">
            <text:p>94.1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4.6292">
            <text:p>94.6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3534">
            <text:p>96.353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6593">
            <text:p>95.659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.4846">
            <text:p>96.48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8136">
            <text:p>97.8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6909">
            <text:p>94.6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1">
            <text:p>96.1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652">
            <text:p>96.65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.6822">
            <text:p>96.6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5139">
            <text:p>95.51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0156">
            <text:p>96.0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9022">
            <text:p>95.90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9109">
            <text:p>95.910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5684">
            <text:p>96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5753">
            <text:p>96.575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4.7323">
            <text:p>94.732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.2722">
            <text:p>95.27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1404">
            <text:p>95.140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4702">
            <text:p>95.47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843">
            <text:p>95.284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176">
            <text:p>96.017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2603">
            <text:p>96.260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.21">
            <text:p>94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2389">
            <text:p>95.2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9591">
            <text:p>95.959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9957">
            <text:p>94.99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0834">
            <text:p>96.08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8895">
            <text:p>95.8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247">
            <text:p>96.324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7.6596">
            <text:p>97.659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3174">
            <text:p>98.3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formula="of:=SUM([.A1:.A500])/500" office:value-type="float" office:value="96.2346221999999">
            <text:p>96.2346222</text:p>
          </table:table-cell>
          <table:table-cell table:formula="of:=SUM([.B1:.B500])/500" office:value-type="float" office:value="68.74">
            <text:p>68.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11:36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